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BB8000007D0B892C83B476DB8F6.png" manifest:media-type="image/png"/>
  <manifest:file-entry manifest:full-path="Pictures/10000201000001F4000001F4CC96ADBC42D897B3.png" manifest:media-type="image/png"/>
  <manifest:file-entry manifest:full-path="Pictures/10000201000005DC000005DCE6B80CE0E2F8F8A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4.32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3.536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28cm" fo:min-width="3.651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152cm" draw:fill="solid" draw:fill-color="#ffffff" draw:textarea-vertical-align="middle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1.844cm" fo:min-width="5.342cm"/>
    </style:style>
    <style:style style:name="gr6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628cm" fo:min-width="2.76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3.926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color="#000000" draw:marker-end="Arrow" draw:marker-end-width="0.152cm" draw:fill="solid" draw:textarea-vertical-align="middl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49cm" fo:min-width="1.3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2cm" fo:min-width="0.262cm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276cm" fo:min-width="2.53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846cm" fo:min-width="3.718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font-size="7pt" style:font-size-asian="7pt" style:font-size-complex="7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ffffff"/>
      <style:paragraph-properties style:writing-mode="lr-tb"/>
      <style:text-properties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/>
      <style:paragraph-properties fo:text-align="center" style:writing-mode="lr-tb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paragraph-properties style:writing-mode="lr-tb"/>
      <style:text-properties fo:font-size="7pt" fo:font-style="italic" style:font-size-asian="7pt" style:font-style-asian="italic" style:font-size-complex="7pt" style:font-style-complex="italic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solid" draw:fill-color="#ffffff"/>
      <style:paragraph-properties style:writing-mode="lr-tb"/>
      <style:text-properties fo:font-size="7pt" style:font-size-asian="7pt" style:font-size-complex="7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7pt" style:font-size-asian="7pt" style:font-size-complex="7pt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7pt" fo:font-style="italic" style:font-size-asian="7pt" style:font-style-asian="italic" style:font-size-complex="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4.828cm" svg:height="1.778cm" svg:x="9.396cm" svg:y="3.30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096cm" svg:height="1.361cm" svg:x="9.36cm" svg:y="3.326cm">
          <draw:text-box>
            <text:p><text:span text:style-name="T1">ApplicationSet </text:span><text:span text:style-name="T1">Controller</text:span></text:p>
          </draw:text-box>
        </draw:frame>
        <draw:frame draw:style-name="gr3" draw:text-style-name="P4" draw:layer="layout" svg:width="4.151cm" svg:height="0.878cm" svg:x="9.565cm" svg:y="3.902cm">
          <draw:text-box>
            <text:p text:style-name="P3"><text:span text:style-name="T1">ApplicationSet CRD</text:span></text:p>
          </draw:text-box>
        </draw:frame>
        <draw:connector draw:style-name="gr4" draw:text-style-name="P5" draw:layer="layout" svg:x1="15.356cm" svg:y1="4.191cm" svg:x2="14.224cm" svg:y2="4.191cm" draw:start-shape="id1" draw:start-glue-point="3" draw:end-shape="id2" draw:end-glue-point="1" svg:d="M15356 4191h-1132" svg:viewBox="0 0 1133 1">
          <text:p/>
        </draw:connector>
        <draw:custom-shape draw:style-name="gr5" draw:text-style-name="P1" draw:layer="layout" svg:width="5.842cm" svg:height="2.094cm" svg:x="8.998cm" svg:y="6.028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266cm" svg:height="0.878cm" svg:x="9.12cm" svg:y="6.55cm">
          <draw:text-box>
            <text:p><text:span text:style-name="T2">Application</text:span></text:p>
          </draw:text-box>
        </draw:frame>
        <draw:frame draw:style-name="gr6" draw:text-style-name="P6" draw:layer="layout" svg:width="3.266cm" svg:height="0.878cm" svg:x="9.22cm" svg:y="6.45cm">
          <draw:text-box>
            <text:p><text:span text:style-name="T2">Application</text:span></text:p>
          </draw:text-box>
        </draw:frame>
        <draw:frame draw:style-name="gr6" draw:text-style-name="P8" draw:layer="layout" svg:width="3.266cm" svg:height="0.878cm" svg:x="9.32cm" svg:y="6.35cm">
          <draw:text-box>
            <text:p text:style-name="P7"><text:span text:style-name="T1">Application CRD</text:span></text:p>
          </draw:text-box>
        </draw:frame>
        <draw:frame draw:style-name="gr7" draw:text-style-name="P9" draw:layer="layout" svg:width="4.426cm" svg:height="1.076cm" svg:x="11.022cm" svg:y="5.048cm">
          <draw:text-box>
            <text:p><text:span text:style-name="T3">Creates, </text:span></text:p>
            <text:p><text:span text:style-name="T3">updates, </text:span></text:p>
            <text:p><text:span text:style-name="T3">deletes</text:span></text:p>
          </draw:text-box>
        </draw:frame>
        <draw:frame draw:style-name="gr8" draw:text-style-name="P10" draw:layer="layout" svg:width="1.43cm" svg:height="1.43cm" svg:x="13.204cm" svg:y="6.492cm">
          <draw:image xlink:href="Pictures/10000201000005DC000005DCE6B80CE0E2F8F8A2.png" xlink:type="simple" xlink:show="embed" xlink:actuate="onLoad" loext:mime-type="image/png">
            <text:p/>
          </draw:image>
        </draw:frame>
        <draw:line draw:style-name="gr9" draw:text-style-name="P11" draw:layer="layout" svg:x1="11.176cm" svg:y1="4.78cm" svg:x2="11.176cm" svg:y2="6.35cm">
          <text:p/>
        </draw:line>
        <draw:frame draw:style-name="gr8" draw:text-style-name="P10" xml:id="id1" draw:id="id1" draw:layer="layout" svg:width="1.313cm" svg:height="1.313cm" svg:x="15.356cm" svg:y="3.535cm">
          <draw:image xlink:href="Pictures/10000201000001F4000001F4CC96ADBC42D897B3.png" xlink:type="simple" xlink:show="embed" xlink:actuate="onLoad" loext:mime-type="image/png">
            <text:p/>
          </draw:image>
        </draw:frame>
        <draw:g>
          <draw:frame draw:style-name="gr10" draw:text-style-name="P12" draw:layer="layout" svg:width="1.823cm" svg:height="1.199cm" svg:x="7.204cm" svg:y="4.381cm">
            <draw:text-box>
              <text:p><text:span text:style-name="T1">Cluster </text:span></text:p>
              <text:p><text:span text:style-name="T1">events</text:span></text:p>
            </draw:text-box>
          </draw:frame>
          <draw:frame draw:style-name="gr8" draw:text-style-name="P10" draw:layer="layout" svg:width="2.794cm" svg:height="1.863cm" svg:x="6.442cm" svg:y="2.839cm">
            <draw:image xlink:href="Pictures/1000020100000BB8000007D0B892C83B476DB8F6.png" xlink:type="simple" xlink:show="embed" xlink:actuate="onLoad" loext:mime-type="image/png">
              <text:p/>
            </draw:image>
          </draw:frame>
        </draw:g>
        <draw:connector draw:style-name="gr4" draw:text-style-name="P5" draw:layer="layout" svg:x1="8.361cm" svg:y1="4.191cm" svg:x2="9.414cm" svg:y2="4.191cm" svg:d="M8361 4191h1053" svg:viewBox="0 0 1054 1">
          <text:p/>
        </draw:connector>
        <draw:custom-shape draw:style-name="gr5" draw:text-style-name="P1" draw:layer="layout" svg:width="5.842cm" svg:height="2.094cm" svg:x="8.698cm" svg:y="9.8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842cm" svg:height="2.094cm" svg:x="8.898cm" svg:y="9.5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842cm" svg:height="2.094cm" svg:x="9.198cm" svg:y="9.228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13" draw:layer="layout" svg:width="1.819cm" svg:height="1.252cm" svg:x="13.377cm" svg:y="10.278cm">
            <draw:text-box>
              <text:p text:style-name="P7"><text:span text:style-name="T1">Kubernetes </text:span></text:p>
              <text:p text:style-name="P7"><text:span text:style-name="T1">cluster(s)</text:span></text:p>
            </draw:text-box>
          </draw:frame>
          <draw:frame draw:style-name="gr8" draw:text-style-name="P10" draw:layer="layout" svg:width="1.651cm" svg:height="1.101cm" svg:x="13.377cm" svg:y="9.444cm">
            <draw:image xlink:href="Pictures/1000020100000BB8000007D0B892C83B476DB8F6.png" xlink:type="simple" xlink:show="embed" xlink:actuate="onLoad" loext:mime-type="image/png">
              <text:p/>
            </draw:image>
          </draw:frame>
        </draw:g>
        <draw:frame draw:style-name="gr12" draw:text-style-name="P4" draw:layer="layout" svg:width="3.038cm" svg:height="0.526cm" svg:x="9.398cm" svg:y="9.382cm">
          <draw:text-box>
            <text:p text:style-name="P3"><text:span text:style-name="T1">Deployments</text:span></text:p>
          </draw:text-box>
        </draw:frame>
        <draw:frame draw:style-name="gr12" draw:text-style-name="P4" draw:layer="layout" svg:width="3.038cm" svg:height="0.526cm" svg:x="9.398cm" svg:y="10.026cm">
          <draw:text-box>
            <text:p text:style-name="P3"><text:span text:style-name="T1">Services</text:span></text:p>
          </draw:text-box>
        </draw:frame>
        <draw:frame draw:style-name="gr12" draw:text-style-name="P4" draw:layer="layout" svg:width="3.038cm" svg:height="0.526cm" svg:x="9.398cm" svg:y="10.708cm">
          <draw:text-box>
            <text:p text:style-name="P3"><text:span text:style-name="T1">(...)</text:span></text:p>
          </draw:text-box>
        </draw:frame>
        <draw:frame draw:style-name="gr13" draw:text-style-name="P9" draw:layer="layout" svg:width="3.456cm" svg:height="1.096cm" svg:x="11.022cm" svg:y="8.148cm">
          <draw:text-box>
            <text:p><text:span text:style-name="T3">A</text:span><text:span text:style-name="T3">r</text:span><text:span text:style-name="T3">g</text:span><text:span text:style-name="T3">o</text:span><text:span text:style-name="T3"> </text:span><text:span text:style-name="T3">C</text:span><text:span text:style-name="T3">D</text:span><text:span text:style-name="T3"> </text:span><text:span text:style-name="T3">h</text:span><text:span text:style-name="T3">a</text:span><text:span text:style-name="T3">n</text:span><text:span text:style-name="T3">d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K</text:span><text:span text:style-name="T3">u</text:span><text:span text:style-name="T3">b</text:span><text:span text:style-name="T3">e</text:span><text:span text:style-name="T3">r</text:span><text:span text:style-name="T3">n</text:span><text:span text:style-name="T3">e</text:span><text:span text:style-name="T3">t</text:span><text:span text:style-name="T3">e</text:span><text:span text:style-name="T3">s</text:span><text:span text:style-name="T3"> </text:span><text:span text:style-name="T3">r</text:span><text:span text:style-name="T3">e</text:span><text:span text:style-name="T3">s</text:span><text:span text:style-name="T3">o</text:span><text:span text:style-name="T3">u</text:span><text:span text:style-name="T3">r</text:span><text:span text:style-name="T3">c</text:span><text:span text:style-name="T3">e</text:span><text:span text:style-name="T3">s</text:span><text:span text:style-name="T3"> </text:span><text:span text:style-name="T3">w</text:span><text:span text:style-name="T3">i</text:span><text:span text:style-name="T3">t</text:span><text:span text:style-name="T3">h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a</text:span><text:span text:style-name="T3">r</text:span><text:span text:style-name="T3">g</text:span><text:span text:style-name="T3">e</text:span><text:span text:style-name="T3">t</text:span><text:span text:style-name="T3"> </text:span><text:span text:style-name="T3">n</text:span><text:span text:style-name="T3">a</text:span><text:span text:style-name="T3">m</text:span><text:span text:style-name="T3">e</text:span><text:span text:style-name="T3">s</text:span><text:span text:style-name="T3">p</text:span><text:span text:style-name="T3">a</text:span><text:span text:style-name="T3">c</text:span><text:span text:style-name="T3">e</text:span></text:p>
          </draw:text-box>
        </draw:frame>
        <draw:line draw:style-name="gr9" draw:text-style-name="P11" draw:layer="layout" svg:x1="11.176cm" svg:y1="7.228cm" svg:x2="11.176cm" svg:y2="9.35cm">
          <text:p/>
        </draw:lin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16:44:49.874100877</meta:creation-date>
    <dc:date>2021-01-31T22:42:59.058599243</dc:date>
    <meta:editing-duration>PT15M15S</meta:editing-duration>
    <meta:editing-cycles>6</meta:editing-cycles>
    <meta:generator>LibreOffice/6.4.7.2$Linux_X86_64 LibreOffice_project/40$Build-2</meta:generator>
    <meta:document-statistic meta:object-count="50"/>
  </office:meta>
</office:document-meta>
</file>